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533cm" svg:y="0cm">
            <draw:object draw:notify-on-update-of-ranges="Sheet1.A1:Sheet1.A1 Sheet1.A2:Sheet1.A13 Sheet1.B1:Sheet1.B1 Sheet1.B2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in (V)</text:p>
          </table:table-cell>
          <table:table-cell office:value-type="string">
            <text:p>Out (?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table:style-name="ce1" office:value-type="float" office:value="18.5">
            <text:p>18,5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6-R*0.3 = 0</text:p>
          </table:table-cell>
          <table:table-cell/>
        </table:table-row>
        <table:table-row table:style-name="ro1">
          <table:table-cell table:formula="of:=6/0.3" office:value-type="float" office:value="20">
            <text:p>2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6:14:52.86</meta:creation-date>
    <dc:date>2014-11-14T16:47:27.01</dc:date>
    <meta:editing-duration>PT17M23S</meta:editing-duration>
    <meta:editing-cycles>2</meta:editing-cycles>
    <meta:generator>LibreOffice/3.5$Windows_x86 LibreOffice_project/7122e39-92ed229-498d286-15e43b4-d70da21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1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926cm" style:legend-expansion="high" chart:style-name="ch2"/>
        <chart:plot-area chart:style-name="ch3" table:cell-range-address="Sheet1.A1:Sheet1.B13" chart:data-source-has-labels="row" svg:x="0.77cm" svg:y="0.855cm" svg:width="10.944cm" svg:height="7.545cm">
          <chartooo:coordinate-region svg:x="1.577cm" svg:y="1.067cm" svg:width="10.04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scatter">
            <chart:domain table:cell-range-address="Sheet1.A2:Sheet1.A13"/>
            <chart:regression-curve chart:style-name="ch7">
              <chart:equation svg:x="9.074cm" svg:y="0.187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 (?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13</svg:desc>
                </draw:g>
              </table:table-cell>
              <table:table-cell office:value-type="float" office:value="133">
                <text:p>133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